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custom-shape draw:style-name="gr1" draw:text-style-name="P1" xml:id="id2" draw:id="id2" draw:layer="layout" svg:width="3.8cm" svg:height="1cm" svg:x="1.8cm" svg:y="4cm">
          <text:p text:style-name="P1"><text:span text:style-name="T1">Run Website</text:span></text:p>
          <text:p text:style-name="P1"><text:span text:style-name="T1">Scrap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4cm" svg:height="2.2cm" svg:x="2.8cm" svg:y="6.4cm">
          <text:p text:style-name="P2">Update</text:p>
          <text:p text:style-name="P2">Cars Tab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4" draw:id="id4" draw:layer="layout" svg:width="4.2cm" svg:height="1cm" svg:x="1.2cm" svg:y="13cm">
          <text:p text:style-name="P2">Run</text:p>
          <text:p text:style-name="P2">CreateCategories.p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cm" svg:y1="6.4cm" svg:x2="3.7cm" svg:y2="5cm" draw:start-shape="id1" draw:start-glue-point="4" draw:end-shape="id2" draw:end-glue-point="2" svg:d="M4000 6400v-700h-300v-700" svg:viewBox="0 0 301 1401">
          <text:p/>
        </draw:connector>
        <draw:connector draw:style-name="gr2" draw:text-style-name="P2" draw:layer="layout" svg:x1="4cm" svg:y1="8.47cm" svg:x2="4cm" svg:y2="10.6cm" draw:start-shape="id1" draw:start-glue-point="6" draw:end-shape="id3" draw:end-glue-point="0" svg:d="M4000 8470v2130" svg:viewBox="0 0 1 2131">
          <text:p/>
        </draw:connector>
        <draw:custom-shape draw:style-name="gr1" draw:text-style-name="P2" xml:id="id5" draw:id="id5" draw:layer="layout" svg:width="4.2cm" svg:height="1cm" svg:x="1.2cm" svg:y="15.8cm">
          <text:p text:style-name="P2">Run</text:p>
          <text:p text:style-name="P2">CreateStorePics.pl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2cm" svg:height="2cm" svg:x="3cm" svg:y="18.2cm">
          <text:p text:style-name="P2">Upload</text:p>
          <text:p text:style-name="P2">Store Pics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onnector draw:style-name="gr2" draw:text-style-name="P2" draw:layer="layout" svg:x1="3.3cm" svg:y1="14cm" svg:x2="3.3cm" svg:y2="15.8cm" draw:start-shape="id4" draw:start-glue-point="2" draw:end-shape="id5" draw:end-glue-point="0" svg:d="M3300 14000v1800" svg:viewBox="0 0 1 1801">
          <text:p/>
        </draw:connector>
        <draw:connector draw:style-name="gr2" draw:text-style-name="P2" draw:layer="layout" svg:x1="3.3cm" svg:y1="16.8cm" svg:x2="4.1cm" svg:y2="18.2cm" draw:start-shape="id5" draw:start-glue-point="2" draw:end-shape="id6" draw:end-glue-point="0" svg:d="M3300 16800v700h800v700" svg:viewBox="0 0 801 1401">
          <text:p/>
        </draw:connector>
        <draw:custom-shape draw:style-name="gr1" draw:text-style-name="P2" xml:id="id3" draw:id="id3" draw:layer="layout" svg:width="4.4cm" svg:height="1.2cm" svg:x="1.8cm" svg:y="10.6cm">
          <text:p text:style-name="P2">Run</text:p>
          <text:p text:style-name="P2">UpdateModelCodes.p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3cm" svg:y1="13cm" svg:x2="4cm" svg:y2="11.8cm" draw:start-shape="id4" draw:start-glue-point="0" draw:end-shape="id3" draw:end-glue-point="2" svg:d="M3300 13000v-600h700v-600" svg:viewBox="0 0 701 12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21:59:45.169059856</meta:creation-date>
    <dc:date>2014-07-16T22:40:53.898967962</dc:date>
    <meta:editing-duration>PT25M55S</meta:editing-duration>
    <meta:editing-cycles>1</meta:editing-cycles>
    <meta:document-statistic meta:object-count="35"/>
    <meta:generator>LibreOffice/4.2.5.2$Linux_X86_64 LibreOffice_project/420m0$Build-2</meta:generator>
  </office:meta>
</office:document-meta>
</file>